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65f8e" officeooo:paragraph-rsid="003aa3b0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2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3" style:family="paragraph" style:parent-style-name="Standard">
      <style:text-properties style:text-position="0% 100%" style:font-name="Liberation Serif" fo:font-style="normal" officeooo:rsid="00390b11" officeooo:paragraph-rsid="00390b11" style:font-style-asian="normal" style:font-style-complex="normal"/>
    </style:style>
    <style:style style:name="P14" style:family="paragraph" style:parent-style-name="Standard">
      <style:text-properties style:text-position="0% 100%" style:font-name="Liberation Serif" fo:font-style="normal" officeooo:rsid="00390b11" officeooo:paragraph-rsid="003aa3b0" style:font-style-asian="normal" style:font-style-complex="normal"/>
    </style:style>
    <style:style style:name="P15" style:family="paragraph" style:parent-style-name="Standard">
      <style:text-properties style:text-position="0% 100%" style:font-name="Liberation Serif" officeooo:rsid="001c05a7" officeooo:paragraph-rsid="001c05a7"/>
    </style:style>
    <style:style style:name="P16" style:family="paragraph" style:parent-style-name="Standard">
      <style:text-properties style:text-position="0% 100%" style:font-name="Liberation Serif" officeooo:rsid="002cf326" officeooo:paragraph-rsid="002cf326"/>
    </style:style>
    <style:style style:name="P17" style:family="paragraph" style:parent-style-name="Standard">
      <style:text-properties officeooo:rsid="00165f8e" officeooo:paragraph-rsid="00165f8e"/>
    </style:style>
    <style:style style:name="P18" style:family="paragraph" style:parent-style-name="Standard">
      <style:text-properties officeooo:rsid="00180fa4" officeooo:paragraph-rsid="00180fa4"/>
    </style:style>
    <style:style style:name="P19" style:family="paragraph" style:parent-style-name="Standard">
      <style:text-properties style:font-name="Liberation Serif" officeooo:rsid="001c05a7" officeooo:paragraph-rsid="00116aaf"/>
    </style:style>
    <style:style style:name="P20" style:family="paragraph" style:parent-style-name="Text_20_body">
      <style:text-properties officeooo:rsid="001f2238" officeooo:paragraph-rsid="001f2238"/>
    </style:style>
    <style:style style:name="P21" style:family="paragraph" style:parent-style-name="Text_20_body">
      <style:text-properties officeooo:rsid="00225551" officeooo:paragraph-rsid="00225551"/>
    </style:style>
    <style:style style:name="P22" style:family="paragraph" style:parent-style-name="Text_20_body">
      <style:text-properties officeooo:rsid="00240e79" officeooo:paragraph-rsid="00240e79"/>
    </style:style>
    <style:style style:name="P23" style:family="paragraph" style:parent-style-name="Text_20_body">
      <style:text-properties officeooo:rsid="0026a722" officeooo:paragraph-rsid="0026a722"/>
    </style:style>
    <style:style style:name="P24" style:family="paragraph" style:parent-style-name="Text_20_body">
      <style:text-properties officeooo:rsid="002be0a6" officeooo:paragraph-rsid="002be0a6"/>
    </style:style>
    <style:style style:name="P25" style:family="paragraph" style:parent-style-name="Text_20_body">
      <style:text-properties officeooo:rsid="002f479d" officeooo:paragraph-rsid="002f479d"/>
    </style:style>
    <style:style style:name="P26" style:family="paragraph" style:parent-style-name="Text_20_body">
      <style:text-properties officeooo:rsid="003129c1" officeooo:paragraph-rsid="003129c1"/>
    </style:style>
    <style:style style:name="P27" style:family="paragraph" style:parent-style-name="Text_20_body">
      <style:text-properties officeooo:rsid="003315ea" officeooo:paragraph-rsid="003315ea"/>
    </style:style>
    <style:style style:name="P28" style:family="paragraph" style:parent-style-name="Preformatted_20_Text">
      <style:text-properties officeooo:paragraph-rsid="00371499"/>
    </style:style>
    <style:style style:name="P29" style:family="paragraph" style:parent-style-name="Text_20_body">
      <style:text-properties style:text-position="super 58%" style:font-name="Liberation Serif1" officeooo:rsid="003315ea" officeooo:paragraph-rsid="003315ea"/>
    </style:style>
    <style:style style:name="P30" style:family="paragraph" style:parent-style-name="Text_20_body">
      <style:text-properties officeooo:rsid="00371499" officeooo:paragraph-rsid="00371499"/>
    </style:style>
    <style:style style:name="P31" style:family="paragraph" style:parent-style-name="Text_20_body">
      <style:text-properties officeooo:rsid="003aa3b0" officeooo:paragraph-rsid="003aa3b0"/>
    </style:style>
    <style:style style:name="P32" style:family="paragraph" style:parent-style-name="Text_20_body">
      <style:text-properties officeooo:rsid="003b06e3" officeooo:paragraph-rsid="003b06e3"/>
    </style:style>
    <style:style style:name="P33" style:family="paragraph" style:parent-style-name="Text_20_body">
      <style:text-properties officeooo:rsid="003eb58e" officeooo:paragraph-rsid="003eb58e"/>
    </style:style>
    <style:style style:name="P34" style:family="paragraph" style:parent-style-name="Text_20_body">
      <style:text-properties officeooo:rsid="003f9cf2" officeooo:paragraph-rsid="003f9cf2"/>
    </style:style>
    <style:style style:name="P35" style:family="paragraph" style:parent-style-name="Text_20_body">
      <style:text-properties officeooo:rsid="0040371a" officeooo:paragraph-rsid="0040371a"/>
    </style:style>
    <style:style style:name="P36" style:family="paragraph" style:parent-style-name="Preformatted_20_Text">
      <style:text-properties officeooo:rsid="00457a76" officeooo:paragraph-rsid="00457a76"/>
    </style:style>
    <style:style style:name="P37" style:family="paragraph" style:parent-style-name="Preformatted_20_Text">
      <style:text-properties officeooo:paragraph-rsid="00457a76"/>
    </style:style>
    <style:style style:name="P38" style:family="paragraph" style:parent-style-name="Preformatted_20_Text">
      <style:text-properties officeooo:paragraph-rsid="0049c07c"/>
    </style:style>
    <style:style style:name="P39" style:family="paragraph" style:parent-style-name="Text_20_body">
      <style:text-properties officeooo:rsid="00414de7" officeooo:paragraph-rsid="00414de7"/>
    </style:style>
    <style:style style:name="P40" style:family="paragraph" style:parent-style-name="Text_20_body">
      <style:text-properties officeooo:rsid="00449702" officeooo:paragraph-rsid="00449702"/>
    </style:style>
    <style:style style:name="P41" style:family="paragraph" style:parent-style-name="Text_20_body">
      <style:text-properties officeooo:rsid="00457a76" officeooo:paragraph-rsid="00457a7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font-name="Liberation Serif" officeooo:rsid="00414de7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officeooo:rsid="001369f2"/>
    </style:style>
    <style:style style:name="T11" style:family="text">
      <style:text-properties style:text-position="0% 100%" style:font-name="Liberation Serif" fo:font-style="italic" style:font-style-asian="italic" style:font-style-complex="italic"/>
    </style:style>
    <style:style style:name="T12" style:family="text">
      <style:text-properties style:text-position="0% 100%" style:font-name="Liberation Serif" fo:font-style="normal" style:font-style-asian="normal" style:font-style-complex="normal"/>
    </style:style>
    <style:style style:name="T13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4" style:family="text">
      <style:text-properties style:text-position="0% 100%" style:font-name="Liberation Serif" officeooo:rsid="00165f8e"/>
    </style:style>
    <style:style style:name="T15" style:family="text">
      <style:text-properties style:text-position="0% 100%" style:font-name="Liberation Serif" officeooo:rsid="002cf326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position="0% 100%" officeooo:rsid="003b3aa8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Liberation Serif"/>
    </style:style>
    <style:style style:name="T20" style:family="text">
      <style:text-properties style:text-position="super 58%" style:font-name="Liberation Serif" fo:font-style="normal" style:font-style-asian="normal" style:font-style-complex="normal"/>
    </style:style>
    <style:style style:name="T21" style:family="text">
      <style:text-properties style:text-position="super 58%" style:font-name="Liberation Serif" officeooo:rsid="00189837"/>
    </style:style>
    <style:style style:name="T22" style:family="text">
      <style:text-properties style:text-position="super 58%" style:font-name="Liberation Serif1"/>
    </style:style>
    <style:style style:name="T23" style:family="text">
      <style:text-properties style:text-position="super 58%" officeooo:rsid="003b3aa8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240e79"/>
    </style:style>
    <style:style style:name="T26" style:family="text">
      <style:text-properties officeooo:rsid="0036af3a"/>
    </style:style>
    <style:style style:name="T27" style:family="text">
      <style:text-properties officeooo:rsid="00371499"/>
    </style:style>
    <style:style style:name="T28" style:family="text">
      <style:text-properties fo:font-style="italic" officeooo:rsid="00385eaa" style:font-style-asian="italic" style:font-style-complex="italic"/>
    </style:style>
    <style:style style:name="T29" style:family="text">
      <style:text-properties officeooo:rsid="003b06e3"/>
    </style:style>
    <style:style style:name="T30" style:family="text">
      <style:text-properties officeooo:rsid="003b3aa8"/>
    </style:style>
    <style:style style:name="T31" style:family="text">
      <style:text-properties officeooo:rsid="003b7827"/>
    </style:style>
    <style:style style:name="T32" style:family="text">
      <style:text-properties officeooo:rsid="0041ff6f"/>
    </style:style>
    <style:style style:name="T33" style:family="text">
      <style:text-properties officeooo:rsid="00439210"/>
    </style:style>
    <style:style style:name="T34" style:family="text">
      <style:text-properties officeooo:rsid="00414de7"/>
    </style:style>
    <style:style style:name="T35" style:family="text">
      <style:text-properties officeooo:rsid="00457a76"/>
    </style:style>
    <style:style style:name="T36" style:family="text">
      <style:text-properties officeooo:rsid="00464da2"/>
    </style:style>
    <style:style style:name="T37" style:family="text">
      <style:text-properties style:text-line-through-style="solid" style:text-line-through-type="single" officeooo:rsid="00464da2"/>
    </style:style>
    <style:style style:name="T38" style:family="text">
      <style:text-properties officeooo:rsid="00474198"/>
    </style:style>
    <style:style style:name="T39" style:family="text">
      <style:text-properties officeooo:rsid="004819c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1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2"><text:span text:style-name="T1">Sun true geometric longitude, mean equinox of date, Θ = L</text:span><text:span text:style-name="T7">0</text:span><text:span text:style-name="T9"> + C. </text:span><text:span text:style-name="T15">True anomaly</text:span><draw:frame draw:style-name="fr1" draw:name="Object28" text:anchor-type="as-char" svg:width="1.859cm" svg:height="0.467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/>
      <text:p text:style-name="P15">That is the equation of the centre – might be better to use chapter 29 page 195 <draw:frame draw:style-name="fr1" draw:name="Object17" text:anchor-type="as-char" svg:width="3.06cm" svg:height="1.124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So <draw:frame draw:style-name="fr1" draw:name="Object29" text:anchor-type="as-char" svg:width="2.589cm" svg:height="0.531cm" draw:z-index="15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9">For apparent longitude λ referred to true equinox of date, need nutation and abe</text:span><text:span text:style-name="T10">r</text:span><text:span text:style-name="T9">ration.</text:span></text:p>
      <text:p text:style-name="P5"/>
      <text:p text:style-name="P5"><draw:frame draw:style-name="fr1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1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6">(includes aberration 20”.49552 and nutation)</text:span></text:p>
      <text:p text:style-name="P5"/>
      <text:p text:style-name="Horizontal_20_Line"/>
      <text:p text:style-name="P3"><text:span text:style-name="T14">Chapter 21 page 135 – m</text:span><text:span text:style-name="T9">ean obliquity of the ecliptic -</text:span></text:p>
      <text:p text:style-name="P6"/>
      <text:p text:style-name="P3"><text:span text:style-name="T9">ε = 23° 26’ 21”.448 – 46”.8150 T – 0”.000 59 T</text:span><text:span text:style-name="T19">2</text:span><text:span text:style-name="T9"> + 0”.001 813 T</text:span><text:span text:style-name="T19">3</text:span></text:p>
      <text:p text:style-name="P7"/>
      <text:p text:style-name="P4"><text:span text:style-name="T2">S</text:span><text:span text:style-name="T1">un RA and DEC, add</text:span><text:span text:style-name="T1"><draw:frame draw:style-name="fr1" draw:name="Object10" text:anchor-type="as-char" svg:width="2.752cm" svg:height="0.527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21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9"><draw:frame draw:style-name="fr1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, </text:span><text:span text:style-name="T9"><draw:frame draw:style-name="fr1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7"><text:span text:style-name="T9">Chapter 11 page 83 – mean sidereal time at Greenwich at 0</text:span><text:span text:style-name="T19">h</text:span><text:span text:style-name="T9"> UT is – </text:span></text:p>
      <text:p text:style-name="P8"/>
      <text:p text:style-name="P8"><draw:frame draw:style-name="fr1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1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7"><text:span text:style-name="T9">or, for </text:span><text:span text:style-name="T11">any</text:span><text:span text:style-name="T12"> instant (not just 0</text:span><text:span text:style-name="T20">h </text:span><text:span text:style-name="T12">UT) –</text:span></text:p>
      <text:p text:style-name="P9"/>
      <text:p text:style-name="P9"><draw:frame draw:style-name="fr1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3">Terms are probably 280.460618375, 360.985 647 366 2863, 0.000 387 933, 38709677 (1/2.583e-8)</text:p>
      <text:p text:style-name="P13"/>
      <text:p text:style-name="P11"><text:soft-page-break/>Correction for equation of the equinoxes –</text:p>
      <text:p text:style-name="P11"/>
      <text:p text:style-name="P18"><text:span text:style-name="T12"><draw:frame draw:style-name="fr1" draw:name="Object15" text:anchor-type="as-char" svg:width="1.808cm" svg:height="1.012cm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<text:s/>where (chapter 21 page 132) </text:span><text:span text:style-name="T13">Δψ = -17”.20 sin Ω</text:span><text:span text:style-name="T12"> </text:span></text:p>
      <text:p text:style-name="P9"/>
      <text:p text:style-name="Horizontal_20_Line"/>
      <text:p text:style-name="P12">Chapter 14 page 98 – rising and setting</text:p>
      <text:p text:style-name="P12"/>
      <text:p text:style-name="P12"><draw:frame draw:style-name="fr1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Horizontal_20_Line"/>
      <text:p text:style-name="P20">Transferring time scales</text:p>
      <text:p text:style-name="P20"><draw:frame draw:style-name="fr1" draw:name="Object16" text:anchor-type="as-char" svg:width="3.595cm" svg:height="0.99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<draw:frame draw:style-name="fr1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1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draw:frame draw:style-name="fr1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<draw:frame draw:style-name="fr1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<draw:frame draw:style-name="fr1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1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>e.g. JD = 2452000.0, T = 0.01245722108145106091, <text:span text:style-name="T1">τ</text:span><text:span text:style-name="T24"> = </text:span>986039939.37714</text:p>
      <text:p text:style-name="P23">When <text:span text:style-name="T5">τ</text:span><text:span text:style-name="T25"> </text:span>= 0, T = -0.29999998574036025775</text:p>
      <text:p text:style-name="P22"><draw:frame draw:style-name="fr1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2"><draw:frame draw:style-name="fr1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2"><draw:frame draw:style-name="fr1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Using 2 terms, <draw:frame draw:style-name="fr1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4"><draw:frame draw:style-name="fr1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Horizontal_20_Line"/>
      <text:p text:style-name="P25">After some fitting, I get</text:p>
      <text:p text:style-name="P25"><draw:frame draw:style-name="fr1" draw:name="Object31" text:anchor-type="as-char" svg:width="8.315cm" svg:height="0.77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><draw:frame draw:style-name="fr1" draw:name="Object32" text:anchor-type="as-char" svg:width="8.326cm" svg:height="0.776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25"><text:soft-page-break/><draw:frame draw:style-name="fr1" draw:name="Object33" text:anchor-type="as-char" svg:width="12.813cm" svg:height="0.50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>Max error in <text:span text:style-name="T1">λ</text:span><text:span text:style-name="T24"> is less than 0.011 degree.</text:span></text:p>
      <text:p text:style-name="Horizontal_20_Line"/>
      <text:p text:style-name="P26">Nutation – top terms (arcseconds)</text:p>
      <text:p text:style-name="P26"><draw:frame draw:style-name="fr1" draw:name="Object34" text:anchor-type="as-char" svg:width="13.868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draw:frame draw:style-name="fr1" draw:name="Object35" text:anchor-type="as-char" svg:width="12.989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7">Gonna use just the first term!</text:p>
      <text:p text:style-name="P27"><text:span text:style-name="T1">Ω</text:span><text:span text:style-name="T24"> = 125</text:span><text:span text:style-name="T1">°</text:span><text:span text:style-name="T24"> 02’ 40”.280 – (5</text:span><text:span text:style-name="T22">r</text:span><text:span text:style-name="T16"> + 134</text:span><text:span text:style-name="T9">°</text:span><text:span text:style-name="T16"> 08’ 10”.539)T + 7”.455T</text:span><text:span text:style-name="T22">2</text:span><text:span text:style-name="T16"> + 0”.008T</text:span><text:span text:style-name="T22">3</text:span></text:p>
      <text:p text:style-name="P29"><draw:frame draw:style-name="fr1" draw:name="Object38" text:anchor-type="as-char" svg:width="8.306cm" svg:height="0.77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7"><text:span text:style-name="T16"><draw:frame draw:style-name="fr1" draw:name="Object36" text:anchor-type="as-char" svg:width="3.886cm" svg:height="1.03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6"><text:s/>(in the TDB timescale)</text:span></text:p>
      <text:p text:style-name="Horizontal_20_Line"/>
      <text:p text:style-name="P26"><draw:frame draw:style-name="fr1" draw:name="Object37" text:anchor-type="as-char" svg:width="8.767cm" svg:height="0.776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Horizontal_20_Line"/>
      <text:p text:style-name="P31">GMST</text:p>
      <text:p text:style-name="P10"/>
      <text:p text:style-name="P10"><draw:frame draw:style-name="fr1" draw:name="Object39" text:anchor-type="as-char" svg:width="15.859cm" svg:height="0.591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4">Terms are probably 280.460618375, 360.985 647 366 2863, 0.000 387 933, 38709677 (1/2.583e-8)</text:p>
      <text:p text:style-name="P14"/>
      <text:p text:style-name="P14"><draw:frame draw:style-name="fr1" draw:name="Object40" text:anchor-type="as-char" svg:width="13.66cm" svg:height="1.168cm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29">deg/day</text:span></text:p>
      <text:p text:style-name="P32">This works out to 360.985647385402429 deg/day</text:p>
      <text:p text:style-name="P32">Our GMST at 1970/Jan/01 <text:span text:style-name="T30">0</text:span><text:span text:style-name="T23">h</text:span><text:span text:style-name="T17"> UT</text:span> is 1.749337177344993 <text:span text:style-name="T31">radians</text:span></text:p>
      <text:p text:style-name="P33">So GMST in radians is <text:span text:style-name="T8"><draw:frame draw:style-name="fr1" draw:name="Object41" text:anchor-type="as-char" svg:width="10.238cm" svg:height="0.843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4">NOT THE RIGHT WAY TO DO IT</text:p>
      <text:p text:style-name="P34">GMST (sec, at UT1=0) = 24110.54841 + 8640184.812866 T + 0.093104 T<text:span text:style-name="T18">2</text:span> - 0.0000062 T<text:span text:style-name="T18">3</text:span></text:p>
      <text:p text:style-name="P34">Doing a fit, we get</text:p>
      <text:p text:style-name="P34">GMST (radians, UT1=0) = 0.01720279202773297 d + 1.749333927700776<text:line-break/>where d is an integer – UT1 days since 1970 Jan 1</text:p>
      <text:p text:style-name="P35">Max error is probably &lt; 0.05 seconds</text:p>
      <text:p text:style-name="Horizontal_20_Line"/>
      <text:p text:style-name="P30">Putting it all together <text:span text:style-name="T28">(needs to be checked and tested!)</text:span></text:p>
      <text:p text:style-name="Preformatted_20_Text">#include &lt;math.h&gt;</text:p>
      <text:p text:style-name="Preformatted_20_Text"><text:soft-page-break/></text:p>
      <text:p text:style-name="Preformatted_20_Text">void getSunRaDec(<text:span text:style-name="T27">double</text:span> sec, double *ra, double *dec) {</text:p>
      <text:p text:style-name="P28"><text:s text:c="2"/>double l = mod(sec/5022440.501755778+4.890800412250441,2*M_PI);</text:p>
      <text:p text:style-name="P28"><text:s text:c="2"/>// <text:span text:style-name="T27">^^ </text:span>Incl<text:span text:style-name="T27">udes</text:span> aberration</text:p>
      <text:p text:style-name="Preformatted_20_Text"><text:s text:c="2"/>double m = mod(sec/5022680.079203663+6.244922869391880,2*M_PI);</text:p>
      <text:p text:style-name="Preformatted_20_Text"><text:s text:c="2"/>double o = mod(6.026350588021488-sec/93484602.19177055,2*M_PI);</text:p>
      <text:p text:style-name="Preformatted_20_Text"><text:s text:c="2"/>double e = 0.409160888937511-sec/1.390477787189644e13+0.0000446188*cos(o);</text:p>
      <text:p text:style-name="Preformatted_20_Text"><text:s text:c="2"/>double dp = -8.34620e-5*sin(o);</text:p>
      <text:p text:style-name="Preformatted_20_Text"><text:s text:c="2"/>double lam = l + 0.03336588305199348*sin(m) + 0.0003479109925478395*sin(2*m) <text:span text:style-name="T32">+ dp</text:span>;</text:p>
      <text:p text:style-name="Preformatted_20_Text"><text:s text:c="2"/>*ra=atan2(cos(e)*sin(lam),cos(lam));</text:p>
      <text:p text:style-name="Preformatted_20_Text"><text:s text:c="2"/>*dec=asin(sin(e)*sin(lam));</text:p>
      <text:p text:style-name="Preformatted_20_Text">}</text:p>
      <text:p text:style-name="Preformatted_20_Text"/>
      <text:p text:style-name="P39">Max error in R.A. is 0<text:span text:style-name="T1">°</text:span>.0<text:span text:style-name="T32">17</text:span> and declination is 0<text:span text:style-name="T1">°</text:span>.00<text:span text:style-name="T32">66</text:span>. That corresponds to about <text:span text:style-name="T33">4</text:span> seconds in R.A. and about <text:span text:style-name="T32">7</text:span>40 metres in latitude.</text:p>
      <text:p text:style-name="P40">I’m getting <text:span text:style-name="T34">0</text:span><text:span text:style-name="T6">°</text:span><text:span text:style-name="T34">.0</text:span><text:span text:style-name="T32">1</text:span>1 in R.A. and <text:span text:style-name="T34">0</text:span><text:span text:style-name="T6">°</text:span><text:span text:style-name="T34">.0</text:span>043 in declination with the following –</text:p>
      <text:p text:style-name="Preformatted_20_Text">#format long;</text:p>
      <text:p text:style-name="Preformatted_20_Text">#</text:p>
      <text:p text:style-name="Preformatted_20_Text">#data = csvread("SUN-RA-DEC.csv");</text:p>
      <text:p text:style-name="Preformatted_20_Text">#n=524288;</text:p>
      <text:p text:style-name="Preformatted_20_Text">#jd = data([1:n],1);</text:p>
      <text:p text:style-name="Preformatted_20_Text">#ra = deg2rad(data([1:n],2));</text:p>
      <text:p text:style-name="Preformatted_20_Text">#dec = deg2rad(data([1:n],3));</text:p>
      <text:p text:style-name="Preformatted_20_Text">#</text:p>
      <text:p text:style-name="Preformatted_20_Text">#tau = 946727940 + 3155759950*(jd-2451545.0)/36525;</text:p>
      <text:p text:style-name="Preformatted_20_Text"/>
      <text:p text:style-name="Preformatted_20_Text">args = [</text:p>
      <text:p text:style-name="Preformatted_20_Text"><text:s text:c="3"/>5.022440503932904e+06</text:p>
      <text:p text:style-name="Preformatted_20_Text"><text:s text:c="3"/>4.890900074417024e+00</text:p>
      <text:p text:style-name="Preformatted_20_Text"><text:s text:c="3"/>5.022680784601126e+06</text:p>
      <text:p text:style-name="Preformatted_20_Text"><text:s text:c="3"/>6.245012497763041e+00</text:p>
      <text:p text:style-name="Preformatted_20_Text"><text:s text:c="2"/>-9.354869872711483e+07</text:p>
      <text:p text:style-name="Preformatted_20_Text"><text:s text:c="3"/>5.988247694034007e+00</text:p>
      <text:p text:style-name="Preformatted_20_Text"><text:s text:c="3"/>4.091598377760464e-01</text:p>
      <text:p text:style-name="Preformatted_20_Text"><text:s text:c="2"/>-1.386523092462293e+13</text:p>
      <text:p text:style-name="Preformatted_20_Text"><text:s text:c="3"/>4.453786648568734e-05</text:p>
      <text:p text:style-name="Preformatted_20_Text"><text:s text:c="2"/>-8.443354909340860e-05</text:p>
      <text:p text:style-name="Preformatted_20_Text"><text:s text:c="3"/>3.336634872373307e-02</text:p>
      <text:p text:style-name="Preformatted_20_Text"><text:s text:c="3"/>3.535197305521540e-04</text:p>
      <text:p text:style-name="Preformatted_20_Text">];</text:p>
      <text:p text:style-name="Preformatted_20_Text"/>
      <text:p text:style-name="Preformatted_20_Text">L = @(t,p) mod(t/p(1)+p(2),2*pi);</text:p>
      <text:p text:style-name="Preformatted_20_Text">M = @(t,p) mod(t/p(3)+p(4),2*pi);</text:p>
      <text:p text:style-name="Preformatted_20_Text">O = @(t,p) mod(t/p(5)+p(6),2*pi);</text:p>
      <text:p text:style-name="Preformatted_20_Text">E = @(t,p) p(7)+t/p(8)+p(9)*cos(O(t,p));</text:p>
      <text:p text:style-name="Preformatted_20_Text">D = @(t,p) p(10)*sin(O(t,p));</text:p>
      <text:p text:style-name="Preformatted_20_Text">LAM = @(t,p) L(t,p) + p(11)*sin(M(t,p)) + p(12)*sin(2*M(t,p)) + D(t,p);</text:p>
      <text:p text:style-name="Preformatted_20_Text">MYRA= @(t,p) atan2(cos(E(t,p)).*sin(LAM(t,p)),cos(LAM(t,p)));</text:p>
      <text:p text:style-name="Preformatted_20_Text">MYDEC=@(t,p) asin(sin(E(t,p)).*sin(LAM(t,p)));</text:p>
      <text:p text:style-name="Preformatted_20_Text">ra_err=max(abs(sin(MYRA(tau,args)-ra)));</text:p>
      <text:p text:style-name="Preformatted_20_Text">dec_err=max(abs(sin(MYDEC(tau,args)-dec)));</text:p>
      <text:p text:style-name="Preformatted_20_Text">rad2deg(asin(ra_err))</text:p>
      <text:p text:style-name="Preformatted_20_Text">rad2deg(asin(dec_err))</text:p>
      <text:p text:style-name="P40"/>
      <text:p text:style-name="P41">This translates as</text:p>
      <text:p text:style-name="P37"><text:s text:c="3"/>5.022440503932904e+06</text:p>
      <text:p text:style-name="P37"><text:s text:c="3"/>4.890900074417024e+00 <text:span text:style-name="T36"># L0 – diff -0.00</text:span><text:span text:style-name="T38">23</text:span><text:span text:style-name="T36"> +/- 0.0001 degrees</text:span></text:p>
      <text:p text:style-name="P37"><text:s text:c="3"/>5.022680784601126e+06</text:p>
      <text:p text:style-name="P37"><text:soft-page-break/><text:s text:c="3"/>6.245012497763041e+00 <text:span text:style-name="T39"># M - -0.0018 to -0.0055 deg</text:span></text:p>
      <text:p text:style-name="P37"><text:s text:c="2"/>-9.354869872711483e+07</text:p>
      <text:p text:style-name="P38"><text:s text:c="3"/>5.988247694034007e+00 <text:span text:style-name="T36"># omega - diff goes -2.2 deg to 0.2 deg</text:span></text:p>
      <text:p text:style-name="P37"><text:s text:c="3"/>4.091598377760464e-01 <text:span text:style-name="T35"># 23d 26’ 35.275”</text:span></text:p>
      <text:p text:style-name="P37"><text:s text:c="2"/>-1.386523092462293e+13 <text:span text:style-name="T35"># 46.946”/Jcy</text:span></text:p>
      <text:p text:style-name="P37"><text:s text:c="3"/>4.453786648568734e-05 <text:span text:style-name="T35"># 9.1866”</text:span></text:p>
      <text:p text:style-name="P37"><text:s text:c="2"/>-8.443354909340860e-05 <text:span text:style-name="T35"># -17.4”</text:span></text:p>
      <text:p text:style-name="P37"><text:s text:c="3"/>3.336634872373307e-02 <text:span text:style-name="T35"># e=0.0166831744</text:span></text:p>
      <text:p text:style-name="P36"><text:s text:c="3"/>3.535197305521540e-04 # e=0.0168171277</text:p>
      <text:p text:style-name="P41"/>
      <text:p text:style-name="P41"/>
      <text:p text:style-name="P41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7T20:56:50.577000000</dc:date>
    <meta:editing-duration>PT4H17M11S</meta:editing-duration>
    <meta:editing-cycles>46</meta:editing-cycles>
    <meta:generator>LibreOffice/7.3.4.2$Windows_X86_64 LibreOffice_project/728fec16bd5f605073805c3c9e7c4212a0120dc5</meta:generator>
    <meta:document-statistic meta:table-count="0" meta:image-count="0" meta:object-count="41" meta:page-count="5" meta:paragraph-count="129" meta:word-count="531" meta:character-count="3996" meta:non-whitespace-character-count="3457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31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i>τ</mi>
          <mn>5022440.501755778</mn>
        </mfrac>
        <mo stretchy="false">+</mo>
        <mn>4.890899777335416</mn>
      </mrow>
    </mrow>
    <annotation encoding="StarMath 5.0">L_0 = %tau over 5022440.501755778 + 4.890899777335416</annotation>
  </semantics>
</math>
</file>

<file path=Object 32/content.xml><?xml version="1.0" encoding="utf-8"?>
<math xmlns="http://www.w3.org/1998/Math/MathML" display="block">
  <semantics>
    <mrow>
      <mi>M</mi>
      <mo stretchy="false">=</mo>
      <mrow>
        <mfrac>
          <mi>τ</mi>
          <mn>5022680.079203663</mn>
        </mfrac>
        <mo stretchy="false">+</mo>
        <mn>6.244922869391880</mn>
      </mrow>
    </mrow>
    <annotation encoding="StarMath 5.0">M = %tau over 5022680.079203663 + 6.244922869391880</annotation>
  </semantics>
</math>
</file>

<file path=Object 33/content.xml><?xml version="1.0" encoding="utf-8"?>
<math xmlns="http://www.w3.org/1998/Math/MathML" display="block">
  <semantics>
    <mrow>
      <mrow>
        <mi>λ</mi>
        <mo stretchy="false">=</mo>
        <mrow>
          <mi>L</mi>
          <mo stretchy="false">+</mo>
          <mn>0.03336588305199348</mn>
        </mrow>
      </mrow>
      <mi>sin</mi>
      <mrow>
        <mrow>
          <mo fence="true" form="prefix" stretchy="false">(</mo>
          <mrow>
            <mi>M</mi>
          </mrow>
          <mo fence="true" form="postfix" stretchy="false">)</mo>
        </mrow>
        <mo stretchy="false">+</mo>
        <mn>0.0003479109925478395</mn>
      </mrow>
      <mi>sin</mi>
      <mrow>
        <mo fence="true" form="prefix" stretchy="false">(</mo>
        <mrow>
          <mrow>
            <mn>2</mn>
            <mi>M</mi>
          </mrow>
        </mrow>
        <mo fence="true" form="postfix" stretchy="false">)</mo>
      </mrow>
    </mrow>
    <annotation encoding="StarMath 5.0">%lambda = L + 0.03336588305199348 sin (M) + 0.0003479109925478395 sin (2M)</annotation>
  </semantics>
</math>
</file>

<file path=Object 34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fence="true" form="prefix" stretchy="false">(</mo>
          <mrow>
            <mrow>
              <mrow>
                <mrow>
                  <mo stretchy="false">−</mo>
                  <mn>17.1996</mn>
                </mrow>
                <mo stretchy="false">−</mo>
                <mn>0.01742</mn>
              </mrow>
              <mi>T</mi>
            </mrow>
          </mrow>
          <mo fence="true" form="postfix" stretchy="false">)</mo>
        </mrow>
      </mrow>
      <mi>sin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row>
                  <mo stretchy="false">−</mo>
                  <mn>1.3187</mn>
                </mrow>
                <mo stretchy="false">−</mo>
                <mn>0.00016</mn>
              </mrow>
              <mi>T</mi>
            </mrow>
          </mrow>
          <mo fence="true" form="postfix" stretchy="false">)</mo>
        </mrow>
      </mrow>
      <mi>sin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psi = (-17.1996 - 0.01742T) sin (%OMEGA) + ( -1.3187 - 0.00016T ) sin ( 2F - 2D + 2%OMEGA ) </annotation>
  </semantics>
</math>
</file>

<file path=Object 35/content.xml><?xml version="1.0" encoding="utf-8"?>
<math xmlns="http://www.w3.org/1998/Math/MathML" display="block">
  <semantics>
    <mrow>
      <mi mathvariant="normal">Δ</mi>
      <mrow>
        <mi>ϵ</mi>
        <mo stretchy="false">=</mo>
        <mrow>
          <mo fence="true" form="prefix" stretchy="false">(</mo>
          <mrow>
            <mrow>
              <mrow>
                <mn>9.2025</mn>
                <mo stretchy="false">+</mo>
                <mn>0.00089</mn>
              </mrow>
              <mi>T</mi>
            </mrow>
          </mrow>
          <mo fence="true" form="postfix" stretchy="false">)</mo>
        </mrow>
      </mrow>
      <mi>cos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n>0.5736</mn>
                <mo stretchy="false">−</mo>
                <mn>0.00031</mn>
              </mrow>
              <mi>T</mi>
            </mrow>
          </mrow>
          <mo fence="true" form="postfix" stretchy="false">)</mo>
        </mrow>
      </mrow>
      <mi>cos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epsilon = ( 9.2025 + 0.00089T ) cos ( %OMEGA ) + ( 0.5736 - 0.00031T ) cos ( 2F - 2D + 2%OMEGA )</annotation>
  </semantics>
</math>
</file>

<file path=Object 36/content.xml><?xml version="1.0" encoding="utf-8"?>
<math xmlns="http://www.w3.org/1998/Math/MathML" display="block">
  <semantics>
    <mrow>
      <mi>T</mi>
      <mo stretchy="false">=</mo>
      <mfrac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n>36525</mn>
      </mfrac>
    </mrow>
    <annotation encoding="StarMath 5.0">T = (JD - 2451545.0) over 36525</annotation>
  </semantics>
</math>
</file>

<file path=Object 37/content.xml><?xml version="1.0" encoding="utf-8"?>
<math xmlns="http://www.w3.org/1998/Math/MathML" display="block">
  <semantics>
    <mrow>
      <mi>ϵ</mi>
      <mo stretchy="false">≈</mo>
      <mrow>
        <mfrac>
          <mrow>
            <mo stretchy="false">−</mo>
            <mi>τ</mi>
          </mrow>
          <mn>1.390477787189644e13</mn>
        </mfrac>
        <mo stretchy="false">+</mo>
        <mn>0.409160888937511</mn>
      </mrow>
    </mrow>
    <annotation encoding="StarMath 5.0">%epsilon approx  {-%tau} over 1.390477787189644e13 + 0.409160888937511</annotation>
  </semantics>
</math>
</file>

<file path=Object 38/content.xml><?xml version="1.0" encoding="utf-8"?>
<math xmlns="http://www.w3.org/1998/Math/MathML" display="block">
  <semantics>
    <mrow>
      <mi mathvariant="normal">Ω</mi>
      <mo stretchy="false">≈</mo>
      <mrow>
        <mn>6.026350588021488</mn>
        <mo stretchy="false">−</mo>
        <mfrac>
          <mi>τ</mi>
          <mn>93484602.19177055</mn>
        </mfrac>
      </mrow>
    </mrow>
    <annotation encoding="StarMath 5.0">%OMEGA approx 6.026350588021488 - %tau over 93484602.19177055</annotation>
  </semantics>
</math>
</file>

<file path=Object 39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40/content.xml><?xml version="1.0" encoding="utf-8"?>
<math xmlns="http://www.w3.org/1998/Math/MathML" display="block">
  <semantics>
    <mrow>
      <mrow>
        <msub>
          <mrow>
            <mrow>
              <mfrac>
                <mrow>
                  <mi>d</mi>
                  <msub>
                    <mi>θ</mi>
                    <mn>0</mn>
                  </msub>
                </mrow>
                <mi mathvariant="italic">dt</mi>
              </mfrac>
            </mrow>
            <mo fence="true" form="postfix" stretchy="true">|</mo>
          </mrow>
          <mrow>
            <mi>T</mi>
            <mo stretchy="false">=</mo>
            <mn>0.9</mn>
          </mrow>
        </msub>
        <mo stretchy="false">=</mo>
        <mn>360.985</mn>
      </mrow>
      <mn>647</mn>
      <mn>366</mn>
      <mrow>
        <mn>2863</mn>
        <mo stretchy="false">+</mo>
        <mfrac>
          <mrow>
            <mo fence="true" form="prefix" stretchy="false">(</mo>
            <mrow>
              <mrow>
                <mrow>
                  <mn>2</mn>
                  <mo stretchy="false">×</mo>
                  <mn>0.000</mn>
                </mrow>
                <mn>387</mn>
                <mrow>
                  <mrow>
                    <mn>933</mn>
                    <mo stretchy="false">×</mo>
                    <mn>0.9</mn>
                  </mrow>
                  <mo stretchy="false">−</mo>
                  <mrow>
                    <mn>3</mn>
                    <mo stretchy="false">×</mo>
                    <mn>2.583e-3</mn>
                    <mo stretchy="false">×</mo>
                    <msup>
                      <mn>0.9</mn>
                      <mn>2</mn>
                    </msup>
                  </mrow>
                </mrow>
              </mrow>
            </mrow>
            <mo fence="true" form="postfix" stretchy="false">)</mo>
          </mrow>
          <mn>36525</mn>
        </mfrac>
      </mrow>
    </mrow>
    <annotation encoding="StarMath 5.0">evaluate {{ d%theta_0 } over dt}  from{T=0.9} = 360.985 647 366 2863 + ( 2 times 0.000 387 933 times 0.9 - 3 times 2.583e-3 times 0.9^2 ) over 36525</annotation>
  </semantics>
</math>
</file>

<file path=Object 41/content.xml><?xml version="1.0" encoding="utf-8"?>
<math xmlns="http://www.w3.org/1998/Math/MathML" display="block">
  <semantics>
    <mrow>
      <mn>1.749337177344993</mn>
      <mo stretchy="false">+</mo>
      <mrow>
        <mrow>
          <mo fence="true" form="prefix" stretchy="true">(</mo>
          <mrow>
            <mrow>
              <msup>
                <mn>1</mn>
                <mi mathvariant="italic">rev</mi>
              </msup>
              <mn>0.01720279213894588</mn>
            </mrow>
          </mrow>
          <mo fence="true" form="postfix" stretchy="true">)</mo>
        </mrow>
        <mo stretchy="false">×</mo>
        <mfrac>
          <mi>τ</mi>
          <mn>86400</mn>
        </mfrac>
      </mrow>
    </mrow>
    <annotation encoding="StarMath 5.0">1.749337177344993 + left ( 1^rev 0.01720279213894588 right ) times {%tau over 86400}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